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5.5cm" svg:height="2cm" svg:x="6cm" svg:y="4cm">
          <text:p text:style-name="P1">сгенерировать</text:p>
          <text:p text:style-name="P1">тест</text:p>
        </draw:rect>
        <draw:rect draw:style-name="gr1" draw:text-style-name="P1" draw:id="id3" draw:layer="layout" svg:width="5.5cm" svg:height="2cm" svg:x="12cm" svg:y="11.5cm">
          <text:p text:style-name="P1">сохранить</text:p>
          <text:p text:style-name="P1">тест</text:p>
        </draw:rect>
        <draw:custom-shape draw:style-name="gr2" draw:text-style-name="P1" draw:id="id2" draw:layer="layout" svg:width="5.5cm" svg:height="4cm" svg:x="6cm" svg:y="7.5cm">
          <text:p text:style-name="P1">тест</text:p>
          <text:p text:style-name="P1">увеличивает</text:p>
          <text:p text:style-name="P1">покрыти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75cm" svg:y1="6cm" svg:x2="8.749cm" svg:y2="7.5cm" draw:start-shape="id1" draw:start-glue-point="2" draw:end-shape="id2" draw:end-glue-point="4" svg:d="m8750 6000v750h-1v750">
          <text:p/>
        </draw:connector>
        <draw:connector draw:style-name="gr3" draw:text-style-name="P1" draw:layer="layout" svg:x1="11.5cm" svg:y1="9.499cm" svg:x2="14.75cm" svg:y2="11.5cm" draw:start-shape="id2" draw:start-glue-point="7" draw:end-shape="id3" svg:d="m11500 9499h3250v2001">
          <text:p/>
        </draw:connector>
        <draw:custom-shape draw:style-name="gr2" draw:text-style-name="P1" draw:id="id4" draw:layer="layout" svg:width="5.5cm" svg:height="4cm" svg:x="12cm" svg:y="14.5cm">
          <text:p text:style-name="P1">покрытие</text:p>
          <text:p text:style-name="P1">неполно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75cm" svg:y1="13.5cm" svg:x2="14.749cm" svg:y2="14.5cm" draw:start-shape="id3" draw:start-glue-point="2" draw:end-shape="id4" draw:end-glue-point="4" svg:d="m14750 13500v500h-1v500">
          <text:p/>
        </draw:connector>
        <draw:connector draw:style-name="gr3" draw:text-style-name="P1" draw:layer="layout" draw:line-skew="0.499cm" svg:x1="17.5cm" svg:y1="16.499cm" svg:x2="11.5cm" svg:y2="5cm" draw:start-shape="id4" draw:start-glue-point="7" draw:end-shape="id1" svg:d="m17500 16499h1000v-11499h-7000">
          <text:p/>
        </draw:connector>
        <draw:custom-shape draw:style-name="gr2" draw:text-style-name="P1" draw:id="id5" draw:layer="layout" svg:width="3.5cm" svg:height="1cm" svg:x="7cm" svg:y="2cm">
          <text:p text:style-name="P1">начало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75cm" svg:y1="3cm" svg:x2="8.75cm" svg:y2="4cm" draw:start-shape="id5" draw:start-glue-point="2" draw:end-shape="id1" draw:end-glue-point="0" svg:d="m8750 3000v1000">
          <text:p/>
        </draw:connector>
        <draw:connector draw:style-name="gr3" draw:text-style-name="P1" draw:layer="layout" draw:line-skew="-1cm" svg:x1="6cm" svg:y1="9.499cm" svg:x2="6cm" svg:y2="5cm" draw:start-shape="id2" draw:start-glue-point="5" draw:end-shape="id1" draw:end-glue-point="3" svg:d="m6000 9499h-1500v-4499h1500">
          <text:p/>
        </draw:connector>
        <draw:custom-shape draw:style-name="gr2" draw:text-style-name="P1" draw:id="id6" draw:layer="layout" svg:width="3.5cm" svg:height="1cm" svg:x="7cm" svg:y="16cm">
          <text:p text:style-name="P1">конец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cm" svg:y1="16.499cm" svg:x2="10.5cm" svg:y2="16.5cm" draw:start-shape="id4" draw:start-glue-point="5" draw:end-shape="id6" draw:end-glue-point="1" svg:d="m12000 16499h-749v1h-751">
          <text:p/>
        </draw:connector>
        <draw:frame draw:style-name="gr4" draw:layer="layout" svg:width="1.476cm" svg:height="0.963cm" svg:x="4.655cm" svg:y="8.571cm">
          <draw:text-box>
            <text:p>нет</text:p>
          </draw:text-box>
        </draw:frame>
        <draw:frame draw:style-name="gr4" draw:layer="layout" svg:width="1.226cm" svg:height="0.963cm" svg:x="11.655cm" svg:y="8.572cm">
          <draw:text-box>
            <text:p>да</text:p>
          </draw:text-box>
        </draw:frame>
        <draw:frame draw:style-name="gr4" draw:layer="layout" svg:width="1.226cm" svg:height="0.963cm" svg:x="17.3cm" svg:y="15.5cm">
          <draw:text-box>
            <text:p>да</text:p>
          </draw:text-box>
        </draw:frame>
        <draw:frame draw:style-name="gr4" draw:layer="layout" svg:width="1.476cm" svg:height="0.963cm" svg:x="10.724cm" svg:y="15.5cm">
          <draw:text-box>
            <text:p>не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9T12:27:42.47</meta:creation-date>
    <dc:date>2010-03-19T12:38:34.33</dc:date>
    <dc:creator>Ivan Ivanov</dc:creator>
    <meta:editing-duration>PT00H10M57S</meta:editing-duration>
    <meta:editing-cycles>3</meta:editing-cycles>
    <meta:generator>OpenOffice.org/3.0$Win32 OpenOffice.org_project/300m9$Build-9358</meta:generator>
    <meta:document-statistic meta:object-count="17"/>
  </office:meta>
</office:document-meta>
</file>